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48fc3"/>
    </style:style>
    <style:style style:name="P2" style:family="paragraph" style:parent-style-name="Text_20_body">
      <style:paragraph-properties fo:orphans="2" fo:widows="2"/>
      <style:text-properties style:font-name="DejaVu Serif" officeooo:paragraph-rsid="00148fc3"/>
    </style:style>
    <style:style style:name="P3" style:family="paragraph" style:parent-style-name="Heading_20_2">
      <style:text-properties officeooo:paragraph-rsid="00148fc3"/>
    </style:style>
    <style:style style:name="P4" style:family="paragraph" style:parent-style-name="Heading_20_2">
      <style:paragraph-properties fo:orphans="2" fo:widows="2"/>
      <style:text-properties style:font-name="DejaVu Serif" officeooo:paragraph-rsid="00148fc3"/>
    </style:style>
    <style:style style:name="P5" style:family="paragraph" style:parent-style-name="Heading_20_1">
      <style:text-properties officeooo:paragraph-rsid="00148fc3"/>
    </style:style>
    <style:style style:name="T1" style:family="text">
      <style:text-properties officeooo:rsid="00148fc3"/>
    </style:style>
    <style:style style:name="T2" style:family="text">
      <style:text-properties officeooo:rsid="0015258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Naum</text:h>
      <text:section text:style-name="Sect1" text:name="Seção784">
        <text:h text:style-name="P4" text:outline-level="2">NAUM-[Capítulo <text:span text:style-name="T1">1</text:span>]</text:h>
        <text:p text:style-name="P2"><text:bookmark text:name="cap1128"/>1 Oráculo acerca de Nínive. Livro da visão de Naum, o elcosita.</text:p>
        <text:p text:style-name="P1">2 Iavé é um Deus zeloso e vingador; Iavé é vingador e cheio de indignação; Iavé toma vingança contra os seus adversários, e guarda a ira contra os seus inimigos.</text:p>
        <text:p text:style-name="P1">3 Iavé é tardio em irar-se, e de grande poder, e ao culpado de maneira alguma terá por inocente; Iavé tem o seu caminho no turbilhão e na tempestade, e as nuvens sao o po dos seus pes.</text:p>
        <text:p text:style-name="P1">4 Ele repreende o mar, e o faz secar, e esgota todos os rios; desfalecem Basã e Carmelo, e a flor do Líbano murcha.</text:p>
        <text:p text:style-name="P1">5 Os montes tremem perante ele, e os outeiros se derretem; e a terra fica devastada diante dele, sim, o mundo, e todos os que nele habitam.</text:p>
        <text:p text:style-name="P1">6 Quem pode manter-se diante do seu furor? e quem pode subsistir diante do ardor da sua ira? a sua cólera se derramou como um fogo, e por ele as rochas sao fendidas.</text:p>
        <text:p text:style-name="P1">7 Iavé é bom, uma fortaleza no dia da angústia; e conhece os que nele confiam.</text:p>
        <text:p text:style-name="P1">8 E com uma inundação transbordante acabará duma vez com o lugar dela; e até para dentro das trevas perseguirá os seus inimigos.</text:p>
        <text:p text:style-name="P1">9 Que é o que projetais vós contra Iavé? Ele destruirá de vez; não se levantará por duas vezes a angústia.</text:p>
        <text:p text:style-name="P1">10 Pois ainda que eles se entrelacem como os espinhos, e se saturem de vinho como bêbados, serão inteiramente consumidos como restolho seco.</text:p>
        <text:p text:style-name="P1">11 Não saiu de ti um que maquinava o mal contra Iavé, aconselhando maldade?</text:p>
        <text:p text:style-name="P1">12 Assim diz Iavé: Por mais intatos que sejam, e por mais numerosos, assim mesmo serão exterminados e passarão. Ainda que te afligi, não te afligirei mais.</text:p>
        <text:p text:style-name="P1">13 Mas agora quebrarei o seu jugo de sobre ti, e romperei as tuas cadeias.</text:p>
        <text:p text:style-name="P1">14 Contra ti, porém, Iavé deu ordem que não haja mais linhagem do teu nome; da casa dos teus deuses exterminarei as imagens de escultura e as de fundição; farei o teu sepulcro, porque és vil.</text:p>
        <text:p text:style-name="P1">15 Eis sobre os montes os pés do que traz boas novas, do que anuncia a paz! Celebra as tuas festas, ó Judá, cumpre os teus votos, porque o ímpio não tornará mais a passar por ti; ele é inteiramente exterminado.</text:p>
      </text:section>
      <text:section text:style-name="Sect1" text:name="Seção785">
        <text:h text:style-name="P3" text:outline-level="2"><text:bookmark text:name="cap2123"/>NAUM-[Capítulo 2]</text:h>
        <text:p text:style-name="P1">1 O destruidor sobe contra ti. Guarda tu a fortaleza, vigia o caminho, robustece os lombos, arregimenta bem as tuas forças.</text:p>
        <text:p text:style-name="P1">2 Pois Iavé restaura a excelência de Jacó, qual a excelência de Israel; porque os saqueadores os despojaram e destruíram os seus sarmentos.</text:p>
        <text:p text:style-name="P1">3 Os escudos dos seus valentes estão vermelhos, os homens valorosos estão vestidos de escarlate; os carros resplandecem como o aço no dia da sua preparação, e as lanças são brandidas.</text:p>
        <text:p text:style-name="P1"><text:soft-page-break/>4 Os carros andam furiosamente nas ruas; cruzam as praças em todas as direções; parecem como tochas, e correm como os relampagos.</text:p>
        <text:p text:style-name="P1">5 Ele se lembra dos seus nobres; eles tropeçam na sua marcha; apressam-se para chegar ao muro de cidade, arma-se a manta.</text:p>
        <text:p text:style-name="P1">6 As portas dos rios abrem-se, e o palácio está em confusão.</text:p>
        <text:p text:style-name="P1">7 E está decretado: ela é despida, e levada cativa; e as suas servas gemem como pombas, batendo em seus peitos.</text:p>
        <text:p text:style-name="P1">8 Nínive desde que existe tem sido como um tanque de águas; elas, porém, fogem agora: parai, parai, clama-se; mas ninguém olhara para trás.</text:p>
        <text:p text:style-name="P1">9 Saqueai a prata, saqueai o ouro; pois não ha fim dos tesouros; abastança há de todas as coisas preciosas.</text:p>
        <text:p text:style-name="P1">10 Ela está vazia, esgotada e devastada; derrete-se o coração, tremem os joelhos, e em todos os lombos há dor; o rosto de todos eles empalidece.</text:p>
        <text:p text:style-name="P1">11 Onde está agora o covil dos leões, e a habitação dos leões novos, onde andavam o leão, e a leoa, e o cachorro do leão, sem haver ninguém que os espantasse?</text:p>
        <text:p text:style-name="P1">12 O leão arrebatava o que bastava para os seus cachorros, e estrangulava a presa para as suas leoas, e enchia de presas as suas cavernas, e de rapina os seus covis.</text:p>
        <text:p text:style-name="P1">13 Eis que eu estou contra ti, diz Iavé dos exércitos, e queimarei na fumaça os teus carros, e a espada devorará os teus leões novos; e exterminarei da terra a tua presa; e não se ouvira mais a voz dos teus embaixadores.</text:p>
      </text:section>
      <text:h text:style-name="P3" text:outline-level="2"><text:bookmark text:name="cap376"/>NAUM-[Capítulo 3]</text:h>
      <text:p text:style-name="P1">1 Ai da cidade <text:span text:style-name="T2">ensanguentada</text:span>! Ela está toda cheia de mentiras e de rapina! da presa não há fim!</text:p>
      <text:p text:style-name="P1">2 Eis o estrépito do açoite, e o estrondo das rodas, os cavalos que curveteiam e os carros que saltam;</text:p>
      <text:p text:style-name="P1">3 o cavaleiro que monta, a espada rutilante, a lança reluzente, a, multidão de mortos, o montão de cadáveres, e defuntos inumeráveis; tropeçam nos cadáveres;</text:p>
      <text:p text:style-name="P1">4 tudo isso por causa da multidão dos adultérios, da meretriz formosa, da mestra das feitiçarias, que vende nações por seus deleites, e familias pelas suas feitiçarias.</text:p>
      <text:p text:style-name="P1">5 Eis que eu estou contra ti, diz Iavé dos exercitos; e levantarei as tuas fraldas sobre a tua face; e às nações mostrarei a tua nudez, e seus reinos a tua vergonha.</text:p>
      <text:p text:style-name="P1">6 Lançarei sobre ti imundícias e te tratarei com desprezo, e te porei como espetáculo.</text:p>
      <text:p text:style-name="P1">7 E há de ser todos os que te virem fugirão de ti, e dirão: Nínive esta destruída; quem tera compaixão dela? Donde te buscarei consoladores?</text:p>
      <text:p text:style-name="P1">8 És tu melhor do que Tebas, que se sentava à beira do Nilo, cercada de águas, tendo por baluarte o mar, e as aguas por muralha,</text:p>
      <text:p text:style-name="P1">9 Etiópia e Egito eram a sua força, que era inesgotável; Pute e Líbia eram teus aliados.</text:p>
      <text:p text:style-name="P1">10 Todavia ela foi levada, foi para o cativeiro; também os seus pequeninos foram despedaçados nas entradas de todas as ruas, e sobre os seus nobres lançaram sortes, e todos os seus grandes foram presos em grilhões.</text:p>
      <text:p text:style-name="P1">11 Tu também serás embriagada, e ficarás escondida; e buscarás um refúgio do inimigo.</text:p>
      <text:p text:style-name="P1"><text:soft-page-break/>12 Todas as tuas fortalezas serão como figueiras com figos temporãos; sendo eles sacudidos, caem na boca do que os há de comer.</text:p>
      <text:p text:style-name="P1">13 Eis que as tuas tropas no meio de ti são como mulheres; as portas da tua terra estão de todo abertas aos teus inimigos; o fogo consome os teus ferrolhos.</text:p>
      <text:p text:style-name="P1">14 Tira água para o tempo do cerco; reforça as tuas fortalezas; entra no lodo, pisa o barro, pega na forma para os tijolos.</text:p>
      <text:p text:style-name="P1">15 O fogo ali te consumirá; a espada te exterminará; ela te devorará como a locusta. Multiplica-te como a locusta, multiplica-te como o gafanhoto.</text:p>
      <text:p text:style-name="P1">16 Multiplicaste os teus negociantes mais do que as estrelas do céu; a locusta estende as asas e sai voando.</text:p>
      <text:p text:style-name="P1">17 Os teus príncipes são como os gafanhotos, e os teus chefes como enxames de gafanhotos, que se acampam nas sebes nos dias de frio; em subindo o sol voam, e não se sabe o lugar em que estão.</text:p>
      <text:p text:style-name="P1">18 Os teus pastores dormitam, ó rei da Assíria; os teus nobres dormem, o teu povo está espalhado pelos montes, sem que haja quem o ajunte.</text:p>
      <text:p text:style-name="P1">19 Não há cura para a tua ferida; a tua chaga é grave. Todos os que ouvirem a tua fama baterão as palmas sobre ti; porque, sobre quem não tem passado continuamente a tua malíci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40:16.942235980</meta:creation-date>
    <dc:date>2023-07-25T15:42:10.272580824</dc:date>
    <meta:editing-duration>PT1M5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51" meta:word-count="1198" meta:character-count="6433" meta:non-whitespace-character-count="5286"/>
  </office:meta>
</office:document-meta>
</file>